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5,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Minneapolis Jan 25th 1894/</text:p>
      <text:p text:style-name="P2">Dear Father./</text:p>
      <text:p text:style-name="P2"><text:tab/>I received Nina's letter/ with ticket for Minneapolis enclosed/ last evening and I immediately telegraphed/ her and took the train./</text:p>
      <text:p text:style-name="P2"><text:tab/>I need not tell you/ how I feel for all the kindness that/ has been shown me and I only pray/ that God will give me strength and/ life to live to be a credit to you and/ to Nina, Mr Cohen, my sisters and my/ friends./</text:p>
      <text:p text:style-name="P2"><text:tab/>Physically I feel very/ well and I trust that soon I/ shall have a fresh start and a/ position which will give me a/ respectable livelihood./</text:p>
      <text:p text:style-name="P2"><text:tab/>I have nothing/ more to say and trust and pray/ that you are as well as can be expec-/ted./ <text:s/>Yours,/ Leo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4:12:15.04</meta:creation-date>
    <dc:date>2011-12-19T14:15:20.38</dc:date>
    <dc:creator>Penn Libraries</dc:creator>
    <meta:editing-duration>PT00H03M0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84" meta:character-count="1902"/>
  </office:meta>
</office:document-meta>
</file>